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ff0000" style:text-line-through-style="none" style:text-line-through-type="none" style:font-name="Arial" fo:font-size="12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weight="normal"/>
    </style:style>
    <style:style style:name="P1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9">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10">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1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1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1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1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1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19">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4"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5"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6" style:family="paragraph" style:parent-style-name="Text_20_body" style:list-style-name="L1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7" style:family="paragraph" style:parent-style-name="Text_20_body" style:list-style-name="L1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8" style:family="paragraph" style:parent-style-name="Text_20_body" style:list-style-name="L1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9" style:family="paragraph" style:parent-style-name="Text_20_body" style:list-style-name="L6">
      <style:paragraph-properties fo:margin-top="0in" fo:margin-bottom="0in" loext:contextual-spacing="false" fo:line-height="138%" style:writing-mode="lr-tb"/>
      <style:text-properties fo:font-variant="normal" fo:text-transform="none" fo:color="#0000ff"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15">
      <style:paragraph-properties fo:margin-top="0in" fo:margin-bottom="0in" loext:contextual-spacing="false" fo:line-height="138%" style:writing-mode="lr-tb"/>
    </style:style>
    <style:style style:name="P31" style:family="paragraph" style:parent-style-name="Text_20_body">
      <style:paragraph-properties fo:margin-left="0.5in" fo:margin-right="0in" fo:text-indent="0in" style:auto-text-indent="false"/>
    </style:style>
    <style:style style:name="P3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style:style>
    <style:style style:name="P3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weight="normal"/>
    </style:style>
    <style:style style:name="P35"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weight="normal"/>
    </style:style>
    <style:style style:name="P36" style:family="paragraph" style:parent-style-name="Text_20_body" style:list-style-name="L13">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7" style:family="paragraph" style:parent-style-name="Text_20_body" style:list-style-name="L18">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13">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39" style:family="paragraph" style:parent-style-name="Text_20_body" style:list-style-name="L18">
      <style:paragraph-properties fo:margin-left="0.5in" fo:margin-right="0in" fo:margin-top="0in" fo:margin-bottom="0in" loext:contextual-spacing="false" fo:line-height="138%" fo:text-indent="0in" style:auto-text-indent="false" style:writing-mode="lr-tb"/>
    </style:style>
    <style:style style:name="P4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style:style>
    <style:style style:name="P4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New" fo:font-size="11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font-name="Arial" fo:font-size="11pt" fo:font-style="normal" style:text-underline-style="solid" style:text-underline-width="auto" style:text-underline-color="font-color" fo:background-color="transparent" loext:char-shading-value="0"/>
    </style:style>
    <style:style style:name="T9" style:family="text">
      <style:text-properties fo:font-variant="normal" fo:text-transform="none" fo:color="#ff0000" style:text-line-through-style="none" style:text-line-through-type="none" style:font-name="Arial" fo:font-size="12pt" fo:font-style="normal" style:text-underline-style="none" fo:font-weight="bold" style:text-blinking="false" fo:background-color="transparent" loext:char-shading-value="0"/>
    </style:style>
    <style:style style:name="T10" style:family="text">
      <style:text-properties fo:font-variant="normal" fo:text-transform="none" fo:color="#ff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ff" style:text-line-through-style="none" style:text-line-through-type="none" style:font-name="Arial" fo:font-size="11pt" fo:font-style="italic" style:text-underline-style="none" style:text-blinking="false" fo:background-color="transparent" loext:char-shading-value="0"/>
    </style:style>
    <style:style style:name="T12" style:family="text">
      <style:text-properties fo:font-variant="normal" fo:text-transform="none" fo:color="#0000ff" style:text-line-through-style="none" style:text-line-through-type="none" style:font-name="Arial" fo:font-size="11pt" fo:font-style="normal" style:text-underline-style="none" style:text-blinking="false" fo:background-color="transparent" loext:char-shading-value="0"/>
    </style:style>
    <style:style style:name="T1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4" style:family="text">
      <style:text-properties fo:background-color="transparent" loext:char-shading-value="0"/>
    </style:style>
    <style:style style:name="T15" style:family="text">
      <style:text-properties fo:color="#ff0000" fo:background-color="transparent" loext:char-shading-value="0"/>
    </style:style>
    <style:style style:name="T16" style:family="text">
      <style:text-properties fo:color="#ff0000" style:font-name="Courier New" fo:background-color="transparent" loext:char-shading-value="0"/>
    </style:style>
    <style:style style:name="T17" style:family="text">
      <style:text-properties fo:font-weight="bold" fo:background-color="transparent" loext:char-shading-value="0"/>
    </style:style>
    <style:style style:name="T18" style:family="text">
      <style:text-properties style:font-name="Courier New" fo:background-color="transparent" loext:char-shading-value="0"/>
    </style:style>
    <style:style style:name="T19" style:family="text">
      <style:text-properties style:font-name="Courier New" fo:font-size="12pt" fo:background-color="transparent" loext:char-shading-value="0"/>
    </style:style>
    <style:style style:name="T20" style:family="text">
      <style:text-properties style:font-name="Courier New" fo:font-size="11pt" fo:background-color="transparent" loext:char-shading-value="0"/>
    </style:style>
    <style:style style:name="T21" style:family="text">
      <style:text-properties fo:font-size="11pt"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330705f-7fff-74fd-b971-55fd80717afb"/>C3D User Guide</text:p>
      <text:p text:style-name="P2">Du Tran (Last modified Mar 20, 2017)</text:p>
      <text:p text:style-name="Text_20_body"/>
      <text:p text:style-name="P9"><text:span text:style-name="T1">C3D-v1.1 is released with new models (</text:span><text:span text:style-name="T9">Mar 01, 2017</text:span><text:span text:style-name="T1">).</text:span></text:p>
      <text:p text:style-name="Text_20_body"/>
      <text:list xml:id="list4906070630103459100" text:style-name="L1">
        <text:list-item>
          <text:p text:style-name="P10">No documentation for v1.1 yet, but some examples for feature extraction, training, and fine-tuning are provided.</text:p>
        </text:list-item>
      </text:list>
      <text:p text:style-name="Text_20_body"/>
      <text:p text:style-name="P8">The below guide was written for C3D-v1.0</text:p>
      <text:p text:style-name="P5">I. C3D Feature Extraction</text:p>
      <text:p text:style-name="P3">If you have installed C3D successfully (same as install caffe and its dependences), following the following steps:</text:p>
      <text:list xml:id="list8535438766292215556" text:style-name="L2">
        <text:list-item>
          <text:p text:style-name="P11">Download pre-trained model and save it to YOUR_C3D_HOME/examples/c3d_feature_extraction</text:p>
        </text:list-item>
        <text:list-item>
          <text:p text:style-name="P11">Change directory to YOUR_C3D_HOME/examples/c3d_feature_extraction</text:p>
        </text:list-item>
        <text:list-item>
          <text:p text:style-name="P23"><text:span text:style-name="T14">Run: </text:span><text:span text:style-name="T19">sh c3d_sport1m_feature_extraction_frm.sh</text:span><text:span text:style-name="T14"> or </text:span><text:span text:style-name="T19">sh c3d_sport1m_feature_extraction_video.sh</text:span></text:p>
        </text:list-item>
      </text:list>
      <text:p text:style-name="Text_20_body"/>
      <text:p text:style-name="P3">If you can run the examples successfully, then you should find the extracted features in the output folders.</text:p>
      <text:p text:style-name="Text_20_body"/>
      <text:p text:style-name="P9"><text:span text:style-name="T2">If you run to “</text:span><text:span text:style-name="T4">out of memory</text:span><text:span text:style-name="T5">” </text:span><text:span text:style-name="T2">error, then you should consider to reduce the batch-size (see section I.B)</text:span></text:p>
      <text:p text:style-name="Text_20_body"/>
      <text:p text:style-name="P3">If you can run feature extraction with frames successfully, but fail with the video inputs. The cause may come from video codecs. Make sure you had compiled your OpenCV and Ffmpeg with shared-flags are on.</text:p>
      <text:p text:style-name="Text_20_body"/>
      <text:list xml:id="list2500215674697081000" text:style-name="L3">
        <text:list-item>
          <text:p text:style-name="P24"><text:span text:style-name="T14">make sure that </text:span><text:span text:style-name="T15">‘</text:span><text:span text:style-name="T16">shuffle: false</text:span><text:span text:style-name="T15">’</text:span><text:span text:style-name="T14"> in your data layer when you use C3D as a feature extractor. This help us to keep the correspondences between the input clips and the output features.</text:span></text:p>
        </text:list-item>
      </text:list>
      <text:p text:style-name="Text_20_body"/>
      <text:p text:style-name="P4">I.A Extract C3D features for your own videos or frames</text:p>
      <text:list xml:id="list2713097311056671732" text:style-name="L4">
        <text:list-item>
          <text:p text:style-name="P12">Prepare your input files</text:p>
        </text:list-item>
      </text:list>
      <text:list xml:id="list2566144892788939589" text:style-name="L5">
        <text:list-item>
          <text:p text:style-name="P25"><text:span text:style-name="T14">C3D allows you to use video inputs as sequences of frames or video files. In the case of video files (.mp4, .avi, .mov), make sure that your machine has codecs, opencv, and ffmpeg installed properly. In the case of using frames, C3D assumes that each video is a folder </text:span><text:soft-page-break/><text:span text:style-name="T14">with frames which are numbered starting from 1 to N (number of frames). The frame names are formatted as “</text:span><text:span text:style-name="T19">video_folder/%06d.jpg</text:span><text:span text:style-name="T14">”.</text:span></text:p>
        </text:list-item>
      </text:list>
      <text:p text:style-name="Text_20_body"/>
      <text:list xml:id="list3054611227897341868" text:style-name="L6">
        <text:list-item>
          <text:p text:style-name="P29">Note that: frame numbers starting from 1 (e.g. 1..N) for using frame as inputs, and starting from 0 (e.g. [0..N-1]) for using video as inputs.</text:p>
        </text:list-item>
      </text:list>
      <text:p text:style-name="Text_20_body"/>
      <text:list xml:id="list8313705083473241819" text:style-name="L7">
        <text:list-item>
          <text:p text:style-name="P13">Prepare your setting files</text:p>
        </text:list-item>
      </text:list>
      <text:list xml:id="list6597057959407331711" text:style-name="L8">
        <text:list-item>
          <text:p text:style-name="P14">There are two setting files you need to prepare: input-list and output prefix. In the provided example, they are: input_list_frm.txt, input_list_video.txt, and output_list_prefix.txt in YOUR_C3D_HOME/examples/c3d_feature_extraction/prototxt</text:p>
        </text:list-item>
        <text:list-item>
          <text:p text:style-name="P14">The input list file is a text file where each line contain information for a clip that you are inputting into C3D for extracting features. Each line has the following format:</text:p>
        </text:list-item>
      </text:list>
      <text:p text:style-name="Text_20_body"/>
      <text:p text:style-name="P32">&lt;string_path&gt; &lt;starting_frame&gt; &lt;label&gt;</text:p>
      <text:p text:style-name="Text_20_body"/>
      <text:p text:style-name="P34"><text:span text:style-name="T2">where </text:span><text:span text:style-name="T6">&lt;label&gt;</text:span><text:span text:style-name="T5"> </text:span><text:span text:style-name="T2">is only used for training, testing, or fine-tuning, but </text:span><text:span text:style-name="T10">NOT for extracting features</text:span><text:span text:style-name="T2">, thus can be ignored (in the provided example, they are filled with 0s). For </text:span><text:span text:style-name="T6">&lt;string_path&gt;</text:span><text:span text:style-name="T2">, we have two cases. For the setting with video file inputs, </text:span><text:span text:style-name="T6">&lt;string_path&gt; </text:span><text:span text:style-name="T2">is the full path and filename of the video (e.g. </text:span><text:span text:style-name="T6">input/avi/v_ApplyEyeMakeup_g01_c01.avi</text:span><text:span text:style-name="T2">). For the setting with frame inputs, </text:span><text:span text:style-name="T6">&lt;string_path&gt;</text:span><text:span text:style-name="T5"> </text:span><text:span text:style-name="T2">is the full path to the folder containing frames of the video (e.g. </text:span><text:span text:style-name="T6">input/frm/v_ApplyEyeMakeup_g01_c01/</text:span><text:span text:style-name="T2">). Finally, the &lt;starting_frame&gt; is used to specify the starting frame of the clip. We note that C3D extract feature of 16-frame-long clips. For example, if starting frame is 1, then you are extracting features for the clip (from the video specified by &lt;string_path&gt;) from frame 1 to 16. If starting frame is 17, then the clip of interest is from frame 17 to 32. </text:span><text:span text:style-name="T11">Note that in the provided examples, we have sampled clips from videos with step size (or stride) of 16 frames. You can use different sampling step-size: e.g. as dense as every 1 frame or sparser e.g. every 32 frames</text:span><text:span text:style-name="T12">.</text:span><text:span text:style-name="T5"> </text:span></text:p>
      <text:list xml:id="list4044988392375817486" text:style-name="L9">
        <text:list-item>
          <text:p text:style-name="P15">The output prefix file is used to specify the locations for extracting features to be saved. Each line is formatted as</text:p>
        </text:list-item>
      </text:list>
      <text:p text:style-name="P40">&lt;output_prefix&gt;</text:p>
      <text:p text:style-name="P35"><text:span text:style-name="T2">Each line in the prefix file is corresponded to a line in the input list file (in the same order, e.g. line 1 in prefix file is the output prefix for the clip of line 1 in the list file). C3D will save features are </text:span><text:span text:style-name="T6">output_prefix.[feature_name]</text:span><text:span text:style-name="T5"> </text:span><text:span text:style-name="T2">(e.g. </text:span><text:span text:style-name="T6">prefix.fc6</text:span><text:span text:style-name="T2">). It is recommend that for each video, you should create an output folder and the prefix lines are formatted as </text:span><text:span text:style-name="T6">sprintf(“output_folder/%06d”, starting_frame)</text:span><text:span text:style-name="T2">. That means each clip has its starting frame as identifier and file extensions are used for different features. Remember to create output folders, as C3D does not create them.</text:span></text:p>
      <text:p text:style-name="Text_20_body"/>
      <text:list xml:id="list4799957726976466792" text:style-name="L10">
        <text:list-item>
          <text:p text:style-name="P16"><text:soft-page-break/>Extract C3D features</text:p>
        </text:list-item>
      </text:list>
      <text:list xml:id="list7293006003173367473" text:style-name="L11">
        <text:list-item>
          <text:p text:style-name="P17">Assume that you have prepared your setting files, then you need to modify the prototxt file to point to the input list file. In the prototxt file, looks for line:</text:p>
        </text:list-item>
      </text:list>
      <text:p text:style-name="P7">source: "prototxt/input_list_frm.txt"</text:p>
      <text:p text:style-name="Text_20_body"/>
      <text:p text:style-name="P34"><text:span text:style-name="T2">Also remember set the </text:span><text:span text:style-name="T6">use_image: true</text:span><text:span text:style-name="T5"> </text:span><text:span text:style-name="T2">if you use images as inputs or </text:span><text:span text:style-name="T6">false</text:span><text:span text:style-name="T5"> </text:span><text:span text:style-name="T2">if use videos as inputs.</text:span></text:p>
      <text:p text:style-name="Text_20_body"/>
      <text:list xml:id="list1419969559201400008" text:style-name="L12">
        <text:list-item>
          <text:p text:style-name="P26"><text:span text:style-name="T14">Use </text:span><text:span text:style-name="T18">extract_image_features</text:span><text:span text:style-name="T14"> tool to extract features. The arguments used by this tools is follow:</text:span></text:p>
        </text:list-item>
      </text:list>
      <text:p text:style-name="P32">extract_image_features.bin &lt;feature_extractor_prototxt_file&gt; &lt;c3d_pre_trained_model&gt; &lt;gpu_id&gt; &lt;mini_batch_size&gt; &lt;number_of_mini_batches&gt; &lt;output_prefix_file&gt; &lt;feature_name1&gt; &lt;feature_name2&gt; ...</text:p>
      <text:p text:style-name="Text_20_body"/>
      <text:p text:style-name="P6">In which:</text:p>
      <text:list xml:id="list2021435982237798608" text:style-name="L13">
        <text:list-item>
          <text:p text:style-name="P36"><text:span text:style-name="T18">&lt;feature_extractor_prototxt_file&gt;</text:span><text:span text:style-name="T14">: is prototxt file (provided in example) which points to your input list file.</text:span></text:p>
        </text:list-item>
        <text:list-item>
          <text:p text:style-name="P38"><text:span text:style-name="T20">&lt;c3d_pre_trained_model&gt;</text:span><text:span text:style-name="T21">: is the C3D pre-trained model that you downloaded.</text:span></text:p>
        </text:list-item>
        <text:list-item>
          <text:p text:style-name="P36"><text:span text:style-name="T18">&lt;gpu_id&gt;</text:span><text:span text:style-name="T14">: GPU ID you would like to run (starting from 0), if this is set to -1, then it will use CPU.</text:span></text:p>
        </text:list-item>
        <text:list-item>
          <text:p text:style-name="P36"><text:span text:style-name="T18">&lt;mini_batch_size&gt;</text:span><text:span text:style-name="T14">: your mini batch size. Default is 50, but you can modify this number, depend on your GPU memory.</text:span></text:p>
        </text:list-item>
        <text:list-item>
          <text:p text:style-name="P36"><text:span text:style-name="T18">&lt;number_of_mini_batches&gt;</text:span><text:span text:style-name="T14">: Number of mini-batches you want to extract features. For examples, if you have 100 clips to extract features and you are using mini-batch size of 50, then this parameter should be set to 2. However, if you have 101 clips to be extracted features, then this number should be set to 3.</text:span></text:p>
        </text:list-item>
        <text:list-item>
          <text:p text:style-name="P36"><text:span text:style-name="T18">&lt;output_prefix_file&gt;</text:span><text:span text:style-name="T14">: Your output prefix file.</text:span></text:p>
        </text:list-item>
        <text:list-item>
          <text:p text:style-name="P36"><text:span text:style-name="T18">&lt;feature_name1&gt;</text:span><text:span text:style-name="T14">: You can list as many feature names as possible as long as they are in the names of the output blobs of the network (see prototxt file for all layers, but they look like fc6-1, fc7-1, fc8-1, pool5, conv5b, prob,...).</text:span></text:p>
        </text:list-item>
      </text:list>
      <text:p text:style-name="P31"/>
      <text:p text:style-name="P41">You can find the following command line provided in the example as below:</text:p>
      <text:p text:style-name="Text_20_body"/>
      <text:p text:style-name="P32">GLOG_logtosterr=1 ../../build/tools/extract_image_features.bin prototxt/c3d_sport1m_feature_extractor_frm.prototxt conv3d_deepnetA_sport1m_iter_1900000 0 50 1 prototxt/output_list_prefix.txt fc7-1 fc6-1 prob</text:p>
      <text:p text:style-name="Text_20_body"/>
      <text:p text:style-name="P4"><text:soft-page-break/>I.B Extract C3D features with smaller or larger batch-size</text:p>
      <text:p text:style-name="Text_20_body"/>
      <text:p text:style-name="P9"><text:span text:style-name="T2">In case you have more or less memory, you can adjust the mini-batch size (larger or smaller than 50). To do that, you need to change this parameter in the prototxt file of the network (find line e.g. </text:span><text:span text:style-name="T6">batch_size: 50</text:span><text:span text:style-name="T2">). And you also need to input the newly-adjust parameters of </text:span><text:span text:style-name="T6">&lt;mini_batch_size&gt;</text:span><text:span text:style-name="T5"> </text:span><text:span text:style-name="T2">and </text:span><text:span text:style-name="T6">&lt;number_of_mini_batches&gt;</text:span><text:span text:style-name="T5"> </text:span><text:span text:style-name="T2">in the command line.</text:span></text:p>
      <text:p text:style-name="Text_20_body"/>
      <text:p text:style-name="P9"><text:span text:style-name="T2">After extracted C3D features, you can use the provided MATLAB script (</text:span><text:span text:style-name="T6">read_binary_blob.m</text:span><text:span text:style-name="T5"> </text:span><text:span text:style-name="T2">) to read the features for further analysis.</text:span></text:p>
      <text:p text:style-name="Text_20_body"/>
      <text:p text:style-name="P5">II. Train 3D ConvNet</text:p>
      <text:p text:style-name="P9"><text:span text:style-name="T2">A. </text:span><text:span text:style-name="T8">Compute volume mean from list</text:span></text:p>
      <text:p text:style-name="P3">This tool allows you to compute volume mean for you own dataset which can be useful for both training from scratch or fine-tuning C3D on your own dataset.</text:p>
      <text:p text:style-name="Text_20_body"/>
      <text:p text:style-name="P9"><text:span text:style-name="T8">Usage</text:span><text:span text:style-name="T2">:</text:span></text:p>
      <text:p text:style-name="P7">GLOG_logtostderr=1 compute_volume_mean_from_list input_chunk_list length height width sampling_rate output_file [dropping rate]</text:p>
      <text:p text:style-name="Text_20_body"/>
      <text:p text:style-name="P9"><text:span text:style-name="T8">Arguments</text:span><text:span text:style-name="T2">:</text:span></text:p>
      <text:p text:style-name="P9"><text:span text:style-name="T6">input_chunk_list</text:span><text:span text:style-name="T2">: the same as the list file used in feature extraction</text:span></text:p>
      <text:p text:style-name="P9"><text:span text:style-name="T6">length</text:span><text:span text:style-name="T2">: the length of the clip used in training (e.g. 16)</text:span></text:p>
      <text:p text:style-name="P9"><text:span text:style-name="T6">height, width</text:span><text:span text:style-name="T2">: size of frame e.g. 128, 171</text:span></text:p>
      <text:p text:style-name="P9"><text:span text:style-name="T6">sampling_rate</text:span><text:span text:style-name="T2">: this is used to adjust the frame rate in you clip (e.g. clip length=16, sampling=1, then your clip is a 16-consecutive frame video chunk. Or if clip length=16, while sampling rate=2, then you clip is 32-frame long clips, but you sample 1 of every 2 frames) </text:span></text:p>
      <text:p text:style-name="P9"><text:span text:style-name="T6">output_file</text:span><text:span text:style-name="T2">: the output mean file.</text:span></text:p>
      <text:p text:style-name="P9"><text:span text:style-name="T6">dropping_rate</text:span><text:span text:style-name="T2">: In case you dataset is too large (e.g. 1M), you may want to compute the mean from a subset of your clips. Setting this to n, meaning the dropping rate is 1:n, choose 1 sample among every n clips for computing mean.</text:span></text:p>
      <text:p text:style-name="Text_20_body"/>
      <text:p text:style-name="P9"><text:span text:style-name="T2">If you prefer to use </text:span><text:span text:style-name="T6">mean_value</text:span><text:span text:style-name="T2">, instead of </text:span><text:span text:style-name="T6">volume_mean</text:span><text:span text:style-name="T5"> </text:span><text:span text:style-name="T2">file, then you can set this </text:span><text:span text:style-name="T6">mean_value</text:span><text:span text:style-name="T5"> </text:span><text:span text:style-name="T2">field in your data layer. This is equivalent to the volume mean with all values are set to </text:span><text:span text:style-name="T6">mean_value</text:span><text:span text:style-name="T2">.</text:span></text:p>
      <text:p text:style-name="Text_20_body"/>
      <text:p text:style-name="P9"><text:span text:style-name="T2">B. </text:span><text:span text:style-name="T8">Train your own network from scratch</text:span></text:p>
      <text:p text:style-name="P3">Assume you have your input_data_list, your train/test prototxt and your solver prototxt, you can use train_net to train the network.</text:p>
      <text:p text:style-name="Text_20_body"><text:soft-page-break/></text:p>
      <text:p text:style-name="P9"><text:span text:style-name="T2">C. </text:span><text:span text:style-name="T8">An example of training from scratch on UCF101</text:span></text:p>
      <text:list xml:id="list8844489607841511147" text:style-name="L14">
        <text:list-item>
          <text:p text:style-name="P18">Change directory to YOUR_C3D_HOME/examples/c3d_train_ucf101/</text:p>
        </text:list-item>
        <text:list-item>
          <text:p text:style-name="P27"><text:span text:style-name="T14">run </text:span><text:span text:style-name="T18">sh create_volume_mean.sh</text:span><text:span text:style-name="T14"> to compute the volume mean file</text:span></text:p>
        </text:list-item>
        <text:list-item>
          <text:p text:style-name="P27"><text:span text:style-name="T14">run </text:span><text:span text:style-name="T18">sh train_ucf101.sh</text:span><text:span text:style-name="T14"> to train, expect a couple days to finish</text:span></text:p>
        </text:list-item>
        <text:list-item>
          <text:p text:style-name="P27"><text:span text:style-name="T14">run </text:span><text:span text:style-name="T18">sh test_ucf101.sh</text:span><text:span text:style-name="T14"> to test, expect about 15’ to complete and you should have ~45% accuracy (this is </text:span><text:span text:style-name="T17">clip</text:span><text:span text:style-name="T14"> accuracy)</text:span></text:p>
        </text:list-item>
      </text:list>
      <text:p text:style-name="Text_20_body"/>
      <text:p text:style-name="P5">III. Fine-tune C3D</text:p>
      <text:p text:style-name="P3">Assume you have download the C3D pre-trained model. You can try the fine-tuning example, by:</text:p>
      <text:list xml:id="list781323125323443073" text:style-name="L15">
        <text:list-item>
          <text:p text:style-name="P19">Change directory to YOUR_C3D_HOME/examples/c3d_finetuning</text:p>
        </text:list-item>
        <text:list-item>
          <text:p text:style-name="P28"><text:span text:style-name="T14">Run: </text:span><text:span text:style-name="T19">sh ucf101_finetuning.sh</text:span></text:p>
        </text:list-item>
        <text:list-item>
          <text:p text:style-name="P28"><text:span text:style-name="T14">When fine-tuning is done, you can test your fine-tuned model by running: </text:span><text:span text:style-name="T19">sh ucf101_testing.sh</text:span></text:p>
        </text:list-item>
        <text:list-item>
          <text:p text:style-name="P30"><text:span text:style-name="T10">[Added 05/10/2016]</text:span><text:span text:style-name="T3"> In case you don’t have time to fine-tune C3D on UCF101 yourself, here we provide the C3D model fine-tuned on UCF101: </text:span><text:a xlink:type="simple" xlink:href="https://www.dropbox.com/s/mkc9q7g4wnqnmcv/c3d_ucf101_finetune_whole_iter_20000" text:style-name="Internet_20_link" text:visited-style-name="Visited_20_Internet_20_Link"><text:span text:style-name="T13">https://www.dropbox.com/s/mkc9q7g4wnqnmcv/c3d_ucf101_finetune_whole_iter_20000</text:span></text:a><text:span text:style-name="T3"> Simply download this model to YOUR_C3D_HOME/examples/c3d_finetuning and run </text:span><text:span text:style-name="T7">sh ucf101_testing.sh</text:span><text:span text:style-name="T3"> (assume that you have made sure your </text:span><text:span text:style-name="T7">test_01.lst</text:span><text:span text:style-name="T3"> file points to your UCF101 frames). This will give an accuracy of 80.19% (clip accuracy). NOTE: this model is fine-tuned on UCF101 “train split 1”, thus it is only valid to test on “test split 1”.</text:span></text:p>
        </text:list-item>
      </text:list>
      <text:p text:style-name="Text_20_body"/>
      <text:p text:style-name="P5">FAQs</text:p>
      <text:list xml:id="list4808247011520859767" text:style-name="L16">
        <text:list-item>
          <text:p text:style-name="P20">Do we have MATLAB or Python wrappers for extracting C3D features?</text:p>
        </text:list-item>
      </text:list>
      <text:p text:style-name="P3">Unfortunately, we don’t have them yet.</text:p>
      <text:list xml:id="list3020892877566433885" text:style-name="L17">
        <text:list-item>
          <text:p text:style-name="P21">Can I use C3D on a CPU?</text:p>
        </text:list-item>
      </text:list>
      <text:p text:style-name="P33">This version of C3D is built on an old caffe  branch, so there is no ‘CPU_ONLY’ mode in</text:p>
      <text:p text:style-name="P33">Makefile. But you can do that by the following:</text:p>
      <text:p text:style-name="Text_20_body"/>
      <text:list xml:id="list2632421247252690284" text:style-name="L18">
        <text:list-item>
          <text:p text:style-name="P37">Compile C3D as normal (it requires CUDA driver to compile, but if you don't have GPU, you still can run on a CPU).</text:p>
        </text:list-item>
        <text:list-item>
          <text:p text:style-name="P39"><text:span text:style-name="T3">To train using CPU, you can modify solver file to solver_mode: CPU (see here</text:span><text:a xlink:type="simple" xlink:href="https://github.com/facebook/C3D/blob/master/examples/c3d_train_ucf101/conv3d_ucf101_solver.prototxt#L19" text:style-name="Internet_20_link" text:visited-style-name="Visited_20_Internet_20_Link"> </text:a><text:a xlink:type="simple" xlink:href="https://github.com/facebook/C3D/blob/master/examples/c3d_train_ucf101/conv3d_ucf101_solver.prototxt#L19" text:style-name="Internet_20_link" text:visited-style-name="Visited_20_Internet_20_Link"><text:span text:style-name="T13">https://github.com/facebook/C3D/blob/master/examples/c3d_train_ucf101/conv3d_ucf101_solver.prototxt#L19</text:span></text:a><text:span text:style-name="T3">)</text:span></text:p>
        </text:list-item>
        <text:list-item>
          <text:p text:style-name="P39"><text:span text:style-name="T3">To test using CPU, in the command line use CPU instead of GPU (</text:span><text:a xlink:type="simple" xlink:href="https://github.com/facebook/C3D/blob/master/examples/c3d_train_ucf101/test_ucf101.sh" text:style-name="Internet_20_link" text:visited-style-name="Visited_20_Internet_20_Link"><text:span text:style-name="T13">https://github.com/facebook/C3D/blob/master/examples/c3d_train_ucf101/test_ucf101.sh</text:span></text:a><text:span text:style-name="T3">) and no GPU_ID is needed.</text:span></text:p>
        </text:list-item>
        <text:list-item>
          <text:p text:style-name="P39"><text:soft-page-break/><text:span text:style-name="T3">To extract features with CPU, use GPU_ID = -1, instead of 0 as in the example here (</text:span><text:a xlink:type="simple" xlink:href="https://github.com/facebook/C3D/blob/master/examples/c3d_feature_extraction/c3d_sport1m_feature_extraction_frm.sh" text:style-name="Internet_20_link" text:visited-style-name="Visited_20_Internet_20_Link"><text:span text:style-name="T13">https://github.com/facebook/C3D/blob/master/examples/c3d_feature_extraction/c3d_sport1m_feature_extraction_frm.sh</text:span></text:a><text:span text:style-name="T3">)</text:span></text:p>
        </text:list-item>
      </text:list>
      <text:p text:style-name="P31"/>
      <text:list xml:id="list5255063420868370930" text:style-name="L19">
        <text:list-item>
          <text:p text:style-name="P22">Email me your questions? (trandu -at- fb.com) or post on github. This is more preferred because I sometime miss some emails. Github keeps tracks much bett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22:31:37.972704324</meta:creation-date>
    <dc:date>2019-01-31T22:32:05.665156279</dc:date>
    <meta:editing-duration>PT28S</meta:editing-duration>
    <meta:editing-cycles>1</meta:editing-cycles>
    <meta:generator>LibreOffice/5.1.6.2$Linux_X86_64 LibreOffice_project/10m0$Build-2</meta:generator>
    <meta:document-statistic meta:table-count="0" meta:image-count="0" meta:object-count="0" meta:page-count="6" meta:paragraph-count="82" meta:word-count="1604" meta:character-count="10298" meta:non-whitespace-character-count="8810"/>
  </office:meta>
</office:document-meta>
</file>